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29cm" svg:stroke-color="#784b04" draw:marker-start-width="0.99cm" draw:marker-end-width="0.99cm" draw:textarea-vertical-align="middle" fo:padding-top="0.386cm" fo:padding-bottom="0.386cm" fo:padding-left="0.511cm" fo:padding-right="0.511cm" loext:decorative="false"/>
    </style:style>
    <style:style style:name="gr2" style:family="graphic" style:parent-style-name="objectwithoutfill">
      <style:graphic-properties svg:stroke-width="0.282cm" svg:stroke-color="#784b04" draw:marker-start-width="0.622cm" draw:marker-end-width="0.622cm" draw:fill="none" draw:textarea-vertical-align="middle" fo:padding-top="0.265cm" fo:padding-bottom="0.265cm" fo:padding-left="0.39cm" fo:padding-right="0.39cm" loext:decorative="false"/>
    </style:style>
    <style:style style:name="gr3" style:family="graphic" style:parent-style-name="objectwithoutfill">
      <style:graphic-properties svg:stroke-width="0.388cm" svg:stroke-color="#784b04" draw:marker-start-width="0.782cm" draw:marker-end-width="0.782cm" draw:fill="none" draw:textarea-vertical-align="middle" fo:padding-top="0.319cm" fo:padding-bottom="0.319cm" fo:padding-left="0.444cm" fo:padding-right="0.444cm" loext:decorative="false"/>
    </style:style>
    <style:style style:name="gr4" style:family="graphic" style:parent-style-name="objectwithoutfill">
      <style:graphic-properties svg:stroke-width="0.882cm" svg:stroke-color="#784b04" draw:marker-start-width="1.518cm" draw:marker-end-width="1.518cm" draw:fill="none" draw:textarea-vertical-align="middle" fo:padding-top="0.561cm" fo:padding-bottom="0.561cm" fo:padding-left="0.686cm" fo:padding-right="0.686cm" loext:decorative="false"/>
    </style:style>
    <style:style style:name="gr5" style:family="graphic" style:parent-style-name="standard">
      <style:graphic-properties svg:stroke-width="0.353cm" svg:stroke-color="#784b04" draw:marker-start-width="0.726cm" draw:marker-end-width="0.726cm" draw:fill="none" loext:fill-use-slide-background="false" draw:opacity="100%" draw:opacity-name="" draw:textarea-horizontal-align="justify" draw:textarea-vertical-align="middle" draw:auto-grow-height="false" fo:min-height="0.886cm" fo:min-width="0.107cm" fo:padding-top="0.298cm" fo:padding-bottom="0.298cm" fo:padding-left="0.423cm" fo:padding-right="0.423cm" loext:decorative="false"/>
    </style:style>
    <style:style style:name="gr6" style:family="graphic" style:parent-style-name="standard">
      <style:graphic-properties svg:stroke-width="0.353cm" svg:stroke-color="#784b04" draw:marker-start-width="0.726cm" draw:marker-end-width="0.726cm" draw:fill="none" loext:fill-use-slide-background="false" draw:opacity="100%" draw:opacity-name="" draw:textarea-horizontal-align="justify" draw:textarea-vertical-align="middle" draw:auto-grow-height="false" fo:min-height="0.78cm" fo:min-width="0.107cm" fo:padding-top="0.298cm" fo:padding-bottom="0.298cm" fo:padding-left="0.423cm" fo:padding-right="0.423cm" loext:decorative="false"/>
    </style:style>
    <style:style style:name="gr7" style:family="graphic" style:parent-style-name="standard">
      <style:graphic-properties svg:stroke-width="0.353cm" svg:stroke-color="#784b04" draw:marker-start-width="0.726cm" draw:marker-end-width="0.726cm" draw:fill="none" loext:fill-use-slide-background="false" draw:opacity="100%" draw:opacity-name="" draw:textarea-horizontal-align="justify" draw:textarea-vertical-align="middle" draw:auto-grow-height="false" fo:min-height="0.462cm" fo:min-width="0.107cm" fo:padding-top="0.298cm" fo:padding-bottom="0.298cm" fo:padding-left="0.423cm" fo:padding-right="0.423cm" loext:decorative="false"/>
    </style:style>
    <style:style style:name="gr8" style:family="graphic" style:parent-style-name="standard">
      <style:graphic-properties svg:stroke-width="0.353cm" svg:stroke-color="#784b04" draw:marker-start-width="0.726cm" draw:marker-end-width="0.726cm" draw:fill="none" loext:fill-use-slide-background="false" draw:opacity="100%" draw:opacity-name="" draw:textarea-horizontal-align="justify" draw:textarea-vertical-align="middle" draw:auto-grow-height="false" fo:min-height="0.568cm" fo:min-width="0.107cm" fo:padding-top="0.298cm" fo:padding-bottom="0.298cm" fo:padding-left="0.423cm" fo:padding-right="0.42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11.748cm" svg:height="8.582cm" draw:transform="rotate (-3.14159265358979) translate (16.24cm 12.122cm)" draw:kind="arc" draw:start-angle="177.94" draw:end-angle="1.53">
          <text:p/>
        </draw:ellipse>
        <draw:line draw:style-name="gr2" draw:text-style-name="P2" draw:layer="layout" svg:x1="9.255cm" svg:y1="4.492cm" svg:x2="9.255cm" svg:y2="7.985cm">
          <text:p/>
        </draw:line>
        <draw:line draw:style-name="gr2" draw:text-style-name="P2" draw:layer="layout" svg:x1="9.255cm" svg:y1="4.493cm" svg:x2="9.255cm" svg:y2="7.986cm">
          <text:p/>
        </draw:line>
        <draw:line draw:style-name="gr2" draw:text-style-name="P2" draw:layer="layout" svg:x1="11.795cm" svg:y1="4.492cm" svg:x2="11.795cm" svg:y2="7.985cm">
          <text:p/>
        </draw:line>
        <draw:line draw:style-name="gr2" draw:text-style-name="P2" draw:layer="layout" svg:x1="10.525cm" svg:y1="4.175cm" svg:x2="10.525cm" svg:y2="7.985cm">
          <text:p/>
        </draw:line>
        <draw:line draw:style-name="gr2" draw:text-style-name="P2" draw:layer="layout" svg:x1="13.065cm" svg:y1="4.81cm" svg:x2="13.065cm" svg:y2="7.985cm">
          <text:p/>
        </draw:line>
        <draw:line draw:style-name="gr2" draw:text-style-name="P2" draw:layer="layout" svg:x1="13.065cm" svg:y1="4.811cm" svg:x2="13.065cm" svg:y2="7.986cm">
          <text:p/>
        </draw:line>
        <draw:line draw:style-name="gr2" draw:text-style-name="P2" draw:layer="layout" svg:x1="7.985cm" svg:y1="4.81cm" svg:x2="7.985cm" svg:y2="7.985cm">
          <text:p/>
        </draw:line>
        <draw:line draw:style-name="gr2" draw:text-style-name="P2" draw:layer="layout" svg:x1="14.335cm" svg:y1="5.445cm" svg:x2="14.335cm" svg:y2="7.985cm">
          <text:p/>
        </draw:line>
        <draw:line draw:style-name="gr2" draw:text-style-name="P2" draw:layer="layout" svg:x1="14.335cm" svg:y1="5.445cm" svg:x2="14.335cm" svg:y2="7.985cm">
          <text:p/>
        </draw:line>
        <draw:line draw:style-name="gr2" draw:text-style-name="P2" draw:layer="layout" svg:x1="6.715cm" svg:y1="5.445cm" svg:x2="6.715cm" svg:y2="7.985cm">
          <text:p/>
        </draw:line>
        <draw:line draw:style-name="gr3" draw:text-style-name="P2" draw:layer="layout" svg:x1="4.175cm" svg:y1="8.302cm" svg:x2="16.557cm" svg:y2="8.302cm">
          <text:p/>
        </draw:line>
        <draw:line draw:style-name="gr4" draw:text-style-name="P2" draw:layer="layout" svg:x1="6.08cm" svg:y1="8.461cm" svg:x2="6.08cm" svg:y2="10.842cm">
          <text:p/>
        </draw:line>
        <draw:line draw:style-name="gr4" draw:text-style-name="P2" draw:layer="layout" svg:x1="14.97cm" svg:y1="8.461cm" svg:x2="14.97cm" svg:y2="10.842cm">
          <text:p/>
        </draw:line>
        <draw:line draw:style-name="gr4" draw:text-style-name="P2" draw:layer="layout" svg:x1="9.255cm" svg:y1="8.461cm" svg:x2="9.255cm" svg:y2="10.842cm">
          <text:p/>
        </draw:line>
        <draw:line draw:style-name="gr4" draw:text-style-name="P2" draw:layer="layout" svg:x1="11.795cm" svg:y1="8.461cm" svg:x2="11.795cm" svg:y2="10.842cm">
          <text:p/>
        </draw:line>
        <draw:ellipse draw:style-name="gr1" draw:text-style-name="P1" draw:layer="layout" svg:width="11.748cm" svg:height="8.582cm" draw:transform="rotate (-3.14159265358979) translate (16.24cm 12.21cm)" draw:kind="arc" draw:start-angle="177.94" draw:end-angle="1.53">
          <text:p/>
        </draw:ellipse>
        <draw:line draw:style-name="gr2" draw:text-style-name="P2" draw:layer="layout" svg:x1="9.255cm" svg:y1="4.58cm" svg:x2="9.255cm" svg:y2="8.073cm">
          <text:p/>
        </draw:line>
        <draw:line draw:style-name="gr2" draw:text-style-name="P2" draw:layer="layout" svg:x1="9.255cm" svg:y1="4.581cm" svg:x2="9.255cm" svg:y2="8.074cm">
          <text:p/>
        </draw:line>
        <draw:line draw:style-name="gr2" draw:text-style-name="P2" draw:layer="layout" svg:x1="11.795cm" svg:y1="4.58cm" svg:x2="11.795cm" svg:y2="8.073cm">
          <text:p/>
        </draw:line>
        <draw:line draw:style-name="gr2" draw:text-style-name="P2" draw:layer="layout" svg:x1="10.525cm" svg:y1="4.263cm" svg:x2="10.525cm" svg:y2="8.073cm">
          <text:p/>
        </draw:line>
        <draw:line draw:style-name="gr2" draw:text-style-name="P2" draw:layer="layout" svg:x1="13.065cm" svg:y1="4.898cm" svg:x2="13.065cm" svg:y2="8.073cm">
          <text:p/>
        </draw:line>
        <draw:line draw:style-name="gr2" draw:text-style-name="P2" draw:layer="layout" svg:x1="13.065cm" svg:y1="4.899cm" svg:x2="13.065cm" svg:y2="8.074cm">
          <text:p/>
        </draw:line>
        <draw:line draw:style-name="gr2" draw:text-style-name="P2" draw:layer="layout" svg:x1="7.985cm" svg:y1="4.898cm" svg:x2="7.985cm" svg:y2="8.073cm">
          <text:p/>
        </draw:line>
        <draw:line draw:style-name="gr2" draw:text-style-name="P2" draw:layer="layout" svg:x1="14.335cm" svg:y1="5.533cm" svg:x2="14.335cm" svg:y2="8.073cm">
          <text:p/>
        </draw:line>
        <draw:line draw:style-name="gr2" draw:text-style-name="P2" draw:layer="layout" svg:x1="14.335cm" svg:y1="5.533cm" svg:x2="14.335cm" svg:y2="8.073cm">
          <text:p/>
        </draw:line>
        <draw:line draw:style-name="gr2" draw:text-style-name="P2" draw:layer="layout" svg:x1="6.715cm" svg:y1="5.533cm" svg:x2="6.715cm" svg:y2="8.073cm">
          <text:p/>
        </draw:line>
        <draw:line draw:style-name="gr3" draw:text-style-name="P2" draw:layer="layout" svg:x1="4.175cm" svg:y1="8.39cm" svg:x2="16.557cm" svg:y2="8.39cm">
          <text:p/>
        </draw:line>
        <draw:line draw:style-name="gr4" draw:text-style-name="P2" draw:layer="layout" svg:x1="6.08cm" svg:y1="8.549cm" svg:x2="6.08cm" svg:y2="10.93cm">
          <text:p/>
        </draw:line>
        <draw:line draw:style-name="gr4" draw:text-style-name="P2" draw:layer="layout" svg:x1="14.97cm" svg:y1="8.549cm" svg:x2="14.97cm" svg:y2="10.93cm">
          <text:p/>
        </draw:line>
        <draw:line draw:style-name="gr4" draw:text-style-name="P2" draw:layer="layout" svg:x1="9.255cm" svg:y1="8.549cm" svg:x2="9.255cm" svg:y2="10.93cm">
          <text:p/>
        </draw:line>
        <draw:line draw:style-name="gr4" draw:text-style-name="P2" draw:layer="layout" svg:x1="11.795cm" svg:y1="8.549cm" svg:x2="11.795cm" svg:y2="10.93cm">
          <text:p/>
        </draw:line>
        <draw:ellipse draw:style-name="gr1" draw:text-style-name="P1" draw:layer="layout" svg:width="11.748cm" svg:height="8.582cm" draw:transform="rotate (-3.14159265358979) translate (16.24cm 21.964cm)" draw:kind="arc" draw:start-angle="177.94" draw:end-angle="1.53">
          <text:p/>
        </draw:ellipse>
        <draw:line draw:style-name="gr3" draw:text-style-name="P2" draw:layer="layout" svg:x1="4.175cm" svg:y1="17.827cm" svg:x2="16.557cm" svg:y2="17.827cm">
          <text:p/>
        </draw:line>
        <draw:line draw:style-name="gr4" draw:text-style-name="P2" draw:layer="layout" svg:x1="6.08cm" svg:y1="17.986cm" svg:x2="6.08cm" svg:y2="20.367cm">
          <text:p/>
        </draw:line>
        <draw:line draw:style-name="gr4" draw:text-style-name="P2" draw:layer="layout" svg:x1="14.97cm" svg:y1="17.986cm" svg:x2="14.97cm" svg:y2="20.367cm">
          <text:p/>
        </draw:line>
        <draw:line draw:style-name="gr4" draw:text-style-name="P2" draw:layer="layout" svg:x1="9.255cm" svg:y1="17.986cm" svg:x2="9.255cm" svg:y2="20.367cm">
          <text:p/>
        </draw:line>
        <draw:line draw:style-name="gr4" draw:text-style-name="P2" draw:layer="layout" svg:x1="11.795cm" svg:y1="17.986cm" svg:x2="11.795cm" svg:y2="20.367cm">
          <text:p/>
        </draw:line>
        <draw:custom-shape draw:style-name="gr5" draw:text-style-name="P3" draw:layer="layout" svg:width="1.905cm" svg:height="4.445cm" svg:x="9.572cm" svg:y="13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1.905cm" svg:height="4.127cm" svg:x="11.477cm" svg:y="13.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743.33683105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1.905cm" svg:height="4.128cm" svg:x="7.667cm" svg:y="13.699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743.33683105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.905cm" svg:height="3.175cm" svg:x="13.382cm" svg:y="14.652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743.33683105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3" draw:layer="layout" svg:width="1.905cm" svg:height="3.492cm" svg:x="5.762cm" svg:y="14.335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743.336831059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8T17:37:52.781000000</meta:creation-date>
    <meta:editing-cycles>3</meta:editing-cycles>
    <meta:editing-duration>PT2H19M26S</meta:editing-duration>
    <dc:date>2023-09-28T20:40:41.063000000</dc:date>
    <meta:generator>LibreOffice/7.6.2.1$Windows_X86_64 LibreOffice_project/56f7684011345957bbf33a7ee678afaf4d2ba333</meta:generator>
    <meta:document-statistic meta:object-count="43"/>
  </office:meta>
</office:document-meta>
</file>